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float" office:value="2.73" calcext:value-type="float">
            <text:p>2.73</text:p>
          </table:table-cell>
          <table:table-cell table:formula="of:=CSC([.A1])" office:value-type="float" office:value="2.49956584045828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CSC([.A2])" office:value-type="float" office:value="2.56793245554778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formula="of:=CSC([.A3])" office:value-type="float" office:value="-3.19433341501908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7.46" calcext:value-type="float">
            <text:p>7.46</text:p>
          </table:table-cell>
          <table:table-cell table:formula="of:=CSC([.A4])" office:value-type="float" office:value="1.0829684184085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CSC([.A5])" office:value-type="float" office:value="4.20693710890292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SC([.A6])" office:value-type="float" office:value="1.18839510577812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5.58" calcext:value-type="float">
            <text:p>5.58</text:p>
          </table:table-cell>
          <table:table-cell table:formula="of:=CSC([.A7])" office:value-type="float" office:value="-1.54643000139623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CSC([.A8])" office:value-type="float" office:value="2.45242026904926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9.63" calcext:value-type="float">
            <text:p>9.63</text:p>
          </table:table-cell>
          <table:table-cell table:formula="of:=CSC([.A9])" office:value-type="float" office:value="-4.90714347754491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CSC([.A10])" office:value-type="float" office:value="-1.09150532658744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CSC([.A11])" office:value-type="float" office:value="1.61034229576122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CSC([.A12])" office:value-type="float" office:value="1.00239936183814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CSC([.A13])" office:value-type="float" office:value="11.1261252982278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CSC([.A14])" office:value-type="float" office:value="1.08607043260001" calcext:value-type="float">
            <text:p/>
          </table:table-cell>
          <table:table-cell table:number-columns-repeated="1022"/>
        </table:table-row>
        <table:table-row table:style-name="ro2">
          <table:table-cell office:value-type="float" office:value="5.53" calcext:value-type="float">
            <text:p>5.53</text:p>
          </table:table-cell>
          <table:table-cell table:formula="of:=CSC([.A15])" office:value-type="float" office:value="-1.46206108250836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SC([.A16])" office:value-type="float" office:value="1.18839510577812" calcext:value-type="float">
            <text:p/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-asian="微软雅黑" style:font-family-asian="微软雅黑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 style:data-style-name="N2" text:time-value="0000-00-00T00:00:01.486223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5T11:25:06.418000000</dc:date>
    <meta:editing-cycles>42</meta:editing-cycles>
    <meta:editing-duration>PT11H39M57S</meta:editing-duration>
    <meta:generator>LibreOfficeDev/4.2.0.0.alpha0$Windows_x86 LibreOffice_project/5d9e4f33ecace1d73a42d3e93188edd5b434a650</meta:generator>
    <meta:document-statistic meta:table-count="1" meta:cell-count="0" meta:object-count="0"/>
  </office:meta>
</office:document-meta>
</file>